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76.65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95.95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9.81pt"/>
    </style:style>
    <style:style style:name="co12" style:family="table-column">
      <style:table-column-properties fo:break-before="auto" style:column-width="88.2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ne_datastream_one_location" table:style-name="ta1">
        <table:shapes>
          <draw:frame draw:z-index="0" draw:style-name="gr1" draw:text-style-name="P1" svg:width="344.32pt" svg:height="171.89pt" svg:x="23.5pt" svg:y="149.95pt">
            <draw:object draw:notify-on-update-of-ranges="one_datastream_one_location.A2:one_datastream_one_location.A3 one_datastream_one_location.C1:one_datastream_one_location.C1 one_datastream_one_location.C2:one_datastream_one_location.C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338.8pt" svg:height="202.96pt" svg:x="427.75pt" svg:y="106.53pt">
            <draw:object draw:notify-on-update-of-ranges="one_datastream_one_location.A2:one_datastream_one_location.A3 one_datastream_one_location.D1:one_datastream_one_location.D1 one_datastream_one_location.D2:one_datastream_one_location.D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598533.05646" calcext:value-type="float">
            <text:p>2598533.05646</text:p>
          </table:table-cell>
          <table:table-cell office:value-type="float" office:value="10.11905" calcext:value-type="float">
            <text:p>10.11905</text:p>
          </table:table-cell>
          <table:table-cell office:value-type="float" office:value="20929562" calcext:value-type="float">
            <text:p>2092956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9.55747" calcext:value-type="float">
            <text:p>69.55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678087.1098" calcext:value-type="float">
            <text:p>678087.1098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8233310" calcext:value-type="float">
            <text:p>18233310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58148" calcext:value-type="float">
            <text:p>0.58148</text:p>
          </table:table-cell>
          <table:table-cell office:value-type="float" office:value="0.14236" calcext:value-type="float">
            <text:p>0.1423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53.94684" calcext:value-type="float">
            <text:p>53.94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I (0.7)</text:p>
          </table:table-cell>
          <table:table-cell office:value-type="string" calcext:value-type="string">
            <text:p>3_I</text:p>
          </table:table-cell>
          <table:table-cell office:value-type="float" office:value="0.03164" calcext:value-type="float">
            <text:p>0.03164</text:p>
          </table:table-cell>
          <table:table-cell office:value-type="float" office:value="0.00051" calcext:value-type="float">
            <text:p>0.00051</text:p>
          </table:table-cell>
          <table:table-cell office:value-type="float" office:value="0.38468" calcext:value-type="float">
            <text:p>0.38468</text:p>
          </table:table-cell>
          <table:table-cell office:value-type="float" office:value="0.06922" calcext:value-type="float">
            <text:p>0.06922</text:p>
          </table:table-cell>
          <table:table-cell office:value-type="float" office:value="754643.93989" calcext:value-type="float">
            <text:p>754643.93989</text:p>
          </table:table-cell>
          <table:table-cell office:value-type="float" office:value="11.27451" calcext:value-type="float">
            <text:p>11.27451</text:p>
          </table:table-cell>
          <table:table-cell office:value-type="float" office:value="16179236" calcext:value-type="float">
            <text:p>16179236</text:p>
          </table:table-cell>
          <table:table-cell office:value-type="float" office:value="0.06922" calcext:value-type="float">
            <text:p>0.06922</text:p>
          </table:table-cell>
          <table:table-cell office:value-type="float" office:value="0.10285" calcext:value-type="float">
            <text:p>0.10285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58845" calcext:value-type="float">
            <text:p>0.58845</text:p>
          </table:table-cell>
          <table:table-cell office:value-type="float" office:value="0.11046" calcext:value-type="float">
            <text:p>0.11046</text:p>
          </table:table-cell>
          <table:table-cell office:value-type="float" office:value="73.61606" calcext:value-type="float">
            <text:p>73.61606</text:p>
          </table:table-cell>
          <table:table-cell office:value-type="float" office:value="58.96121" calcext:value-type="float">
            <text:p>58.96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3])" office:value-type="float" office:value="0.01515" calcext:value-type="float">
            <text:p>0.01515</text:p>
          </table:table-cell>
          <table:table-cell/>
          <table:table-cell table:formula="of:=MIN([.D2:.D3])" office:value-type="float" office:value="0.00062" calcext:value-type="float">
            <text:p>0.0006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3])" office:value-type="float" office:value="0.03099" calcext:value-type="float">
            <text:p>0.03099</text:p>
          </table:table-cell>
          <table:table-cell/>
          <table:table-cell table:formula="of:=AVERAGE([.D2:.D3])" office:value-type="float" office:value="0.00071" calcext:value-type="float">
            <text:p>0.00071</text:p>
          </table:table-cell>
          <table:table-cell table:number-columns-repeated="15"/>
        </table:table-row>
      </table:table>
      <table:table table:name="one_datastream_all_locations" table:style-name="ta1">
        <table:shapes>
          <draw:frame draw:z-index="0" draw:style-name="gr1" draw:text-style-name="P1" svg:width="279.81pt" svg:height="130.28pt" svg:x="17.97pt" svg:y="163.67pt">
            <draw:object draw:notify-on-update-of-ranges="one_datastream_all_locations.A2:one_datastream_all_locations.A6 one_datastream_all_locations.C1:one_datastream_all_locations.C1 one_datastream_all_locations.C2:one_datastream_all_locations.C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280.26pt" svg:height="151.34pt" svg:x="335.57pt" svg:y="137.14pt">
            <draw:object draw:notify-on-update-of-ranges="one_datastream_all_locations.A2:one_datastream_all_locations.A6 one_datastream_all_locations.D1:one_datastream_all_locations.D1 one_datastream_all_locations.D2:one_datastream_all_locations.D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6])" office:value-type="float" office:value="0.01557" calcext:value-type="float">
            <text:p>0.01557</text:p>
          </table:table-cell>
          <table:table-cell/>
          <table:table-cell table:formula="of:=MIN([.D2:.D6])" office:value-type="float" office:value="0.00204" calcext:value-type="float">
            <text:p>0.0020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6])" office:value-type="float" office:value="0.015748" calcext:value-type="float">
            <text:p>0.015748</text:p>
          </table:table-cell>
          <table:table-cell/>
          <table:table-cell table:formula="of:=AVERAGE([.D2:.D6])" office:value-type="float" office:value="0.002546" calcext:value-type="float">
            <text:p>0.002546</text:p>
          </table:table-cell>
          <table:table-cell table:number-columns-repeated="15"/>
        </table:table-row>
      </table:table>
      <table:table table:name="all_datastreams_one_location" table:style-name="ta1">
        <table:shapes>
          <draw:frame draw:z-index="0" draw:style-name="gr1" draw:text-style-name="P1" svg:width="275.64pt" svg:height="177.36pt" svg:x="3.69pt" svg:y="159.56pt">
            <draw:object draw:notify-on-update-of-ranges="all_datastreams_one_location.A2:all_datastreams_one_location.A6 all_datastreams_one_location.C1:all_datastreams_one_location.C1 all_datastreams_one_location.C2:all_datastreams_one_location.C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57.19pt" svg:height="154.52pt" svg:x="287.6pt" svg:y="168.24pt">
            <draw:object draw:notify-on-update-of-ranges="all_datastreams_one_location.A2:all_datastreams_one_location.A6 all_datastreams_one_location.D1:all_datastreams_one_location.D1 all_datastreams_one_location.D2:all_datastreams_one_location.D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62.29pt" svg:height="157.72pt" svg:x="547.6pt" svg:y="169.6pt">
            <draw:object draw:notify-on-update-of-ranges="all_datastreams_one_location.A2:all_datastreams_one_location.A6 all_datastreams_one_location.E2:all_datastreams_one_location.E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6])" office:value-type="float" office:value="0.01392" calcext:value-type="float">
            <text:p>0.01392</text:p>
          </table:table-cell>
          <table:table-cell/>
          <table:table-cell table:formula="of:=MIN([.D2:.D6])" office:value-type="float" office:value="0.0055" calcext:value-type="float">
            <text:p>0.00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 </text:p>
          </table:table-cell>
          <table:table-cell/>
          <table:table-cell office:value-type="string" calcext:value-type="string">
            <text:p>Mean Min </text:p>
          </table:table-cell>
          <table:table-cell table:number-columns-repeated="15"/>
        </table:table-row>
        <table:table-row table:style-name="ro1">
          <table:table-cell/>
          <table:table-cell table:formula="of:=AVERAGE([.C2:.C6])" office:value-type="float" office:value="0.017728" calcext:value-type="float">
            <text:p>0.017728</text:p>
          </table:table-cell>
          <table:table-cell/>
          <table:table-cell table:formula="of:=AVERAGE([.D2:.D6])" office:value-type="float" office:value="0.008556" calcext:value-type="float">
            <text:p>0.008556</text:p>
          </table:table-cell>
          <table:table-cell table:number-columns-repeated="15"/>
        </table:table-row>
      </table:table>
      <table:table table:name="all_datastreams_all_locations" table:style-name="ta1">
        <table:shapes>
          <draw:frame draw:z-index="0" draw:style-name="gr1" draw:text-style-name="P1" svg:width="453.57pt" svg:height="255.09pt" svg:x="0pt" svg:y="221.24pt">
            <draw:object draw:notify-on-update-of-ranges="all_datastreams_all_locations.A2:all_datastreams_all_locations.A11 all_datastreams_all_locations.C1:all_datastreams_all_locations.C1 all_datastreams_all_locations.C2:all_datastreams_all_locations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7pt" svg:height="255.09pt" svg:x="478.91pt" svg:y="194.29pt">
            <draw:object draw:notify-on-update-of-ranges="all_datastreams_all_locations.A2:all_datastreams_all_locations.A11 all_datastreams_all_locations.D1:all_datastreams_all_locations.D1 all_datastreams_all_locations.D2:all_datastreams_all_locations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7pt" svg:height="255.09pt" svg:x="6.46pt" svg:y="436.14pt">
            <draw:object draw:notify-on-update-of-ranges="all_datastreams_all_locations.A2:all_datastreams_all_locations.A11 all_datastreams_all_locations.E1:all_datastreams_all_locations.E1 all_datastreams_all_locations.E2:all_datastreams_all_locations.E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12pt" svg:height="255.09pt" svg:x="507.03pt" svg:y="489.63pt">
            <draw:object draw:notify-on-update-of-ranges="all_datastreams_all_locations.A2:all_datastreams_all_locations.A11 all_datastreams_all_locations.F1:all_datastreams_all_locations.F1 all_datastreams_all_locations.F2:all_datastreams_all_locations.F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Min Mean</text:p>
          </table:table-cell>
          <table:table-cell/>
          <table:table-cell office:value-type="string" calcext:value-type="string">
            <text:p>Min Min</text:p>
          </table:table-cell>
          <table:table-cell table:number-columns-repeated="15"/>
        </table:table-row>
        <table:table-row table:style-name="ro1">
          <table:table-cell/>
          <table:table-cell table:formula="of:=MIN([.C2:.C11])" office:value-type="float" office:value="0.01394" calcext:value-type="float">
            <text:p>0.01394</text:p>
          </table:table-cell>
          <table:table-cell/>
          <table:table-cell table:formula="of:=MIN([.D2:.D11])" office:value-type="float" office:value="0.01064" calcext:value-type="float">
            <text:p>0.010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ean Mean</text:p>
          </table:table-cell>
          <table:table-cell/>
          <table:table-cell office:value-type="string" calcext:value-type="string">
            <text:p>Mean Min</text:p>
          </table:table-cell>
          <table:table-cell table:number-columns-repeated="15"/>
        </table:table-row>
        <table:table-row table:style-name="ro1">
          <table:table-cell/>
          <table:table-cell table:formula="of:=AVERAGE([.C2:.C11])" office:value-type="float" office:value="0.014275" calcext:value-type="float">
            <text:p>0.014275</text:p>
          </table:table-cell>
          <table:table-cell/>
          <table:table-cell table:formula="of:=AVERAGE([.D2:.D11])" office:value-type="float" office:value="0.011559" calcext:value-type="float">
            <text:p>0.011559</text:p>
          </table:table-cell>
          <table:table-cell table:number-columns-repeated="15"/>
        </table:table-row>
      </table:table>
      <table:table table:name="everyth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phase_letter</text:p>
          </table:table-cell>
          <table:table-cell office:value-type="string" calcext:value-type="string">
            <text:p>mean_mse</text:p>
          </table:table-cell>
          <table:table-cell office:value-type="string" calcext:value-type="string">
            <text:p>min_mse</text:p>
          </table:table-cell>
          <table:table-cell office:value-type="string" calcext:value-type="string">
            <text:p>max_mse</text:p>
          </table:table-cell>
          <table:table-cell office:value-type="string" calcext:value-type="string">
            <text:p>stdev_mse</text:p>
          </table:table-cell>
          <table:table-cell office:value-type="string" calcext:value-type="string">
            <text:p>mean_mape</text:p>
          </table:table-cell>
          <table:table-cell office:value-type="string" calcext:value-type="string">
            <text:p>min_mape</text:p>
          </table:table-cell>
          <table:table-cell office:value-type="string" calcext:value-type="string">
            <text:p>max_mape</text:p>
          </table:table-cell>
          <table:table-cell office:value-type="string" calcext:value-type="string">
            <text:p>stdev_mape</text:p>
          </table:table-cell>
          <table:table-cell office:value-type="string" calcext:value-type="string">
            <text:p>mean_mae</text:p>
          </table:table-cell>
          <table:table-cell office:value-type="string" calcext:value-type="string">
            <text:p>min_mae</text:p>
          </table:table-cell>
          <table:table-cell office:value-type="string" calcext:value-type="string">
            <text:p>max_mae</text:p>
          </table:table-cell>
          <table:table-cell office:value-type="string" calcext:value-type="string">
            <text:p>stdev_mae</text:p>
          </table:table-cell>
          <table:table-cell office:value-type="string" calcext:value-type="string">
            <text:p>mean_training_time</text:p>
          </table:table-cell>
          <table:table-cell office:value-type="string" calcext:value-type="string">
            <text:p>mean_num_epochs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num_experiments</text:p>
          </table:table-cell>
          <table:table-cell office:value-type="string" calcext:value-type="string">
            <text:p>letter_again</text:p>
          </table:table-cell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1009" calcext:value-type="float">
            <text:p>0.01009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0353" calcext:value-type="float">
            <text:p>0.0353</text:p>
          </table:table-cell>
          <table:table-cell office:value-type="float" office:value="463148.59135" calcext:value-type="float">
            <text:p>463148.59135</text:p>
          </table:table-cell>
          <table:table-cell office:value-type="float" office:value="27.09373" calcext:value-type="float">
            <text:p>27.09373</text:p>
          </table:table-cell>
          <table:table-cell office:value-type="float" office:value="2526864.5" calcext:value-type="float">
            <text:p>2526864.5</text:p>
          </table:table-cell>
          <table:table-cell office:value-type="float" office:value="0.0353" calcext:value-type="float">
            <text:p>0.0353</text:p>
          </table:table-cell>
          <table:table-cell office:value-type="float" office:value="0.09305" calcext:value-type="float">
            <text:p>0.09305</text:p>
          </table:table-cell>
          <table:table-cell office:value-type="float" office:value="0.06753" calcext:value-type="float">
            <text:p>0.06753</text:p>
          </table:table-cell>
          <table:table-cell office:value-type="float" office:value="0.45261" calcext:value-type="float">
            <text:p>0.45261</text:p>
          </table:table-cell>
          <table:table-cell office:value-type="float" office:value="0.04707" calcext:value-type="float">
            <text:p>0.04707</text:p>
          </table:table-cell>
          <table:table-cell office:value-type="float" office:value="114.25447" calcext:value-type="float">
            <text:p>114.25447</text:p>
          </table:table-cell>
          <table:table-cell office:value-type="float" office:value="93.96111" calcext:value-type="float">
            <text:p>93.96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table:number-columns-repeated="2" office:value-type="string" calcext:value-type="string">
            <text:p>AJ</text:p>
          </table:table-cell>
          <table:table-cell office:value-type="float" office:value="0.01414" calcext:value-type="float">
            <text:p>0.01414</text:p>
          </table:table-cell>
          <table:table-cell office:value-type="float" office:value="0.01215" calcext:value-type="float">
            <text:p>0.01215</text:p>
          </table:table-cell>
          <table:table-cell office:value-type="float" office:value="0.01718" calcext:value-type="float">
            <text:p>0.01718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204014.93685" calcext:value-type="float">
            <text:p>204014.93685</text:p>
          </table:table-cell>
          <table:table-cell office:value-type="float" office:value="84562.69531" calcext:value-type="float">
            <text:p>84562.69531</text:p>
          </table:table-cell>
          <table:table-cell office:value-type="float" office:value="534870.875" calcext:value-type="float">
            <text:p>534870.875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8392" calcext:value-type="float">
            <text:p>0.08392</text:p>
          </table:table-cell>
          <table:table-cell office:value-type="float" office:value="0.07715" calcext:value-type="float">
            <text:p>0.07715</text:p>
          </table:table-cell>
          <table:table-cell office:value-type="float" office:value="0.09489" calcext:value-type="float">
            <text:p>0.09489</text:p>
          </table:table-cell>
          <table:table-cell office:value-type="float" office:value="0.00652" calcext:value-type="float">
            <text:p>0.00652</text:p>
          </table:table-cell>
          <table:table-cell office:value-type="float" office:value="70.00819" calcext:value-type="float">
            <text:p>70.00819</text:p>
          </table:table-cell>
          <table:table-cell office:value-type="float" office:value="84.16667" calcext:value-type="float">
            <text:p>84.1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J</text:p>
          </table:table-cell>
        </table:table-row>
        <table:table-row table:style-name="ro1">
          <table:table-cell table:number-columns-repeated="2" office:value-type="string" calcext:value-type="string">
            <text:p>AF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2732" calcext:value-type="float">
            <text:p>0.02732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494988.31614" calcext:value-type="float">
            <text:p>494988.31614</text:p>
          </table:table-cell>
          <table:table-cell office:value-type="float" office:value="26.83543" calcext:value-type="float">
            <text:p>26.83543</text:p>
          </table:table-cell>
          <table:table-cell office:value-type="float" office:value="1698059.25" calcext:value-type="float">
            <text:p>1698059.25</text:p>
          </table:table-cell>
          <table:table-cell office:value-type="float" office:value="0.00303" calcext:value-type="float">
            <text:p>0.00303</text:p>
          </table:table-cell>
          <table:table-cell office:value-type="float" office:value="0.08494" calcext:value-type="float">
            <text:p>0.08494</text:p>
          </table:table-cell>
          <table:table-cell office:value-type="float" office:value="0.04908" calcext:value-type="float">
            <text:p>0.04908</text:p>
          </table:table-cell>
          <table:table-cell office:value-type="float" office:value="0.12087" calcext:value-type="float">
            <text:p>0.12087</text:p>
          </table:table-cell>
          <table:table-cell office:value-type="float" office:value="0.01013" calcext:value-type="float">
            <text:p>0.01013</text:p>
          </table:table-cell>
          <table:table-cell office:value-type="float" office:value="113.20634" calcext:value-type="float">
            <text:p>113.20634</text:p>
          </table:table-cell>
          <table:table-cell office:value-type="float" office:value="92.53333" calcext:value-type="float">
            <text:p>92.5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 table:number-columns-repeated="2" office:value-type="string" calcext:value-type="string">
            <text:p>AD</text:p>
          </table:table-cell>
          <table:table-cell office:value-type="float" office:value="0.01394" calcext:value-type="float">
            <text:p>0.01394</text:p>
          </table:table-cell>
          <table:table-cell office:value-type="float" office:value="0.01155" calcext:value-type="float">
            <text:p>0.01155</text:p>
          </table:table-cell>
          <table:table-cell office:value-type="float" office:value="0.01735" calcext:value-type="float">
            <text:p>0.0173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272876.36263" calcext:value-type="float">
            <text:p>272876.36263</text:p>
          </table:table-cell>
          <table:table-cell office:value-type="float" office:value="112548.70312" calcext:value-type="float">
            <text:p>112548.70312</text:p>
          </table:table-cell>
          <table:table-cell office:value-type="float" office:value="476392.34375" calcext:value-type="float">
            <text:p>476392.3437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8325" calcext:value-type="float">
            <text:p>0.08325</text:p>
          </table:table-cell>
          <table:table-cell office:value-type="float" office:value="0.07428" calcext:value-type="float">
            <text:p>0.07428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12" calcext:value-type="float">
            <text:p>0.00712</text:p>
          </table:table-cell>
          <table:table-cell office:value-type="float" office:value="77.86411" calcext:value-type="float">
            <text:p>77.86411</text:p>
          </table:table-cell>
          <table:table-cell office:value-type="float" office:value="94.5" calcext:value-type="float">
            <text:p>9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office:value-type="float" office:value="0.01567" calcext:value-type="float">
            <text:p>0.01567</text:p>
          </table:table-cell>
          <table:table-cell office:value-type="float" office:value="0.00207" calcext:value-type="float">
            <text:p>0.00207</text:p>
          </table:table-cell>
          <table:table-cell office:value-type="float" office:value="0.03526" calcext:value-type="float">
            <text:p>0.03526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1991833.61797" calcext:value-type="float">
            <text:p>1991833.61797</text:p>
          </table:table-cell>
          <table:table-cell office:value-type="float" office:value="15.76824" calcext:value-type="float">
            <text:p>15.76824</text:p>
          </table:table-cell>
          <table:table-cell office:value-type="float" office:value="12491915" calcext:value-type="float">
            <text:p>12491915</text:p>
          </table:table-cell>
          <table:table-cell office:value-type="float" office:value="0.01128" calcext:value-type="float">
            <text:p>0.01128</text:p>
          </table:table-cell>
          <table:table-cell office:value-type="float" office:value="0.08259" calcext:value-type="float">
            <text:p>0.08259</text:p>
          </table:table-cell>
          <table:table-cell office:value-type="float" office:value="0.01296" calcext:value-type="float">
            <text:p>0.01296</text:p>
          </table:table-cell>
          <table:table-cell office:value-type="float" office:value="0.1483" calcext:value-type="float">
            <text:p>0.1483</text:p>
          </table:table-cell>
          <table:table-cell office:value-type="float" office:value="0.04488" calcext:value-type="float">
            <text:p>0.04488</text:p>
          </table:table-cell>
          <table:table-cell office:value-type="float" office:value="62.7688" calcext:value-type="float">
            <text:p>62.7688</text:p>
          </table:table-cell>
          <table:table-cell office:value-type="float" office:value="75.72917" calcext:value-type="float">
            <text:p>75.729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office:value-type="float" office:value="0.01427" calcext:value-type="float">
            <text:p>0.0142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01737" calcext:value-type="float">
            <text:p>0.01737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261116.98633" calcext:value-type="float">
            <text:p>261116.98633</text:p>
          </table:table-cell>
          <table:table-cell office:value-type="float" office:value="119829.00781" calcext:value-type="float">
            <text:p>119829.00781</text:p>
          </table:table-cell>
          <table:table-cell office:value-type="float" office:value="453455.53125" calcext:value-type="float">
            <text:p>453455.53125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.08434" calcext:value-type="float">
            <text:p>0.08434</text:p>
          </table:table-cell>
          <table:table-cell office:value-type="float" office:value="0.07422" calcext:value-type="float">
            <text:p>0.07422</text:p>
          </table:table-cell>
          <table:table-cell office:value-type="float" office:value="0.09517" calcext:value-type="float">
            <text:p>0.09517</text:p>
          </table:table-cell>
          <table:table-cell office:value-type="float" office:value="0.00738" calcext:value-type="float">
            <text:p>0.00738</text:p>
          </table:table-cell>
          <table:table-cell office:value-type="float" office:value="76.53803" calcext:value-type="float">
            <text:p>76.53803</text:p>
          </table:table-cell>
          <table:table-cell office:value-type="float" office:value="91.58333" calcext:value-type="float">
            <text:p>91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2" office:value-type="string" calcext:value-type="string">
            <text:p>AG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31" calcext:value-type="float">
            <text:p>0.01131</text:p>
          </table:table-cell>
          <table:table-cell office:value-type="float" office:value="0.01729" calcext:value-type="float">
            <text:p>0.01729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249772.59961" calcext:value-type="float">
            <text:p>249772.59961</text:p>
          </table:table-cell>
          <table:table-cell office:value-type="float" office:value="117954.80469" calcext:value-type="float">
            <text:p>117954.80469</text:p>
          </table:table-cell>
          <table:table-cell office:value-type="float" office:value="512449.34375" calcext:value-type="float">
            <text:p>512449.34375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8523" calcext:value-type="float">
            <text:p>0.08523</text:p>
          </table:table-cell>
          <table:table-cell office:value-type="float" office:value="0.07459" calcext:value-type="float">
            <text:p>0.07459</text:p>
          </table:table-cell>
          <table:table-cell office:value-type="float" office:value="0.09581" calcext:value-type="float">
            <text:p>0.09581</text:p>
          </table:table-cell>
          <table:table-cell office:value-type="float" office:value="0.00757" calcext:value-type="float">
            <text:p>0.00757</text:p>
          </table:table-cell>
          <table:table-cell office:value-type="float" office:value="66.57828" calcext:value-type="float">
            <text:p>66.57828</text:p>
          </table:table-cell>
          <table:table-cell office:value-type="float" office:value="79.66667" calcext:value-type="float">
            <text:p>7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1064" calcext:value-type="float">
            <text:p>0.01064</text:p>
          </table:table-cell>
          <table:table-cell office:value-type="float" office:value="0.01801" calcext:value-type="float">
            <text:p>0.01801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213637.2487" calcext:value-type="float">
            <text:p>213637.2487</text:p>
          </table:table-cell>
          <table:table-cell office:value-type="float" office:value="107848.52344" calcext:value-type="float">
            <text:p>107848.52344</text:p>
          </table:table-cell>
          <table:table-cell office:value-type="float" office:value="518774.1875" calcext:value-type="float">
            <text:p>518774.1875</text:p>
          </table:table-cell>
          <table:table-cell office:value-type="float" office:value="0.00217" calcext:value-type="float">
            <text:p>0.00217</text:p>
          </table:table-cell>
          <table:table-cell office:value-type="float" office:value="0.08418" calcext:value-type="float">
            <text:p>0.08418</text:p>
          </table:table-cell>
          <table:table-cell office:value-type="float" office:value="0.07262" calcext:value-type="float">
            <text:p>0.07262</text:p>
          </table:table-cell>
          <table:table-cell office:value-type="float" office:value="0.09705" calcext:value-type="float">
            <text:p>0.09705</text:p>
          </table:table-cell>
          <table:table-cell office:value-type="float" office:value="0.0078" calcext:value-type="float">
            <text:p>0.0078</text:p>
          </table:table-cell>
          <table:table-cell office:value-type="float" office:value="73.19787" calcext:value-type="float">
            <text:p>73.19787</text:p>
          </table:table-cell>
          <table:table-cell office:value-type="float" office:value="87.41667" calcext:value-type="float">
            <text:p>87.4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office:value-type="float" office:value="0.01392" calcext:value-type="float">
            <text:p>0.01392</text:p>
          </table:table-cell>
          <table:table-cell office:value-type="float" office:value="0.00554" calcext:value-type="float">
            <text:p>0.00554</text:p>
          </table:table-cell>
          <table:table-cell office:value-type="float" office:value="0.02053" calcext:value-type="float">
            <text:p>0.02053</text:p>
          </table:table-cell>
          <table:table-cell office:value-type="float" office:value="0.0028" calcext:value-type="float">
            <text:p>0.0028</text:p>
          </table:table-cell>
          <table:table-cell office:value-type="float" office:value="441050.21702" calcext:value-type="float">
            <text:p>441050.21702</text:p>
          </table:table-cell>
          <table:table-cell office:value-type="float" office:value="18.67358" calcext:value-type="float">
            <text:p>18.67358</text:p>
          </table:table-cell>
          <table:table-cell office:value-type="float" office:value="1552212.25" calcext:value-type="float">
            <text:p>1552212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04816" calcext:value-type="float">
            <text:p>0.04816</text:p>
          </table:table-cell>
          <table:table-cell office:value-type="float" office:value="0.10224" calcext:value-type="float">
            <text:p>0.10224</text:p>
          </table:table-cell>
          <table:table-cell office:value-type="float" office:value="0.01022" calcext:value-type="float">
            <text:p>0.01022</text:p>
          </table:table-cell>
          <table:table-cell office:value-type="float" office:value="119.02753" calcext:value-type="float">
            <text:p>119.02753</text:p>
          </table:table-cell>
          <table:table-cell office:value-type="float" office:value="95.86667" calcext:value-type="float">
            <text:p>95.866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float" office:value="0.01423" calcext:value-type="float">
            <text:p>0.01423</text:p>
          </table:table-cell>
          <table:table-cell office:value-type="float" office:value="0.01125" calcext:value-type="float">
            <text:p>0.01125</text:p>
          </table:table-cell>
          <table:table-cell office:value-type="float" office:value="0.01681" calcext:value-type="float">
            <text:p>0.01681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236790.39518" calcext:value-type="float">
            <text:p>236790.39518</text:p>
          </table:table-cell>
          <table:table-cell office:value-type="float" office:value="98107.59375" calcext:value-type="float">
            <text:p>98107.59375</text:p>
          </table:table-cell>
          <table:table-cell office:value-type="float" office:value="570164.0625" calcext:value-type="float">
            <text:p>570164.0625</text:p>
          </table:table-cell>
          <table:table-cell office:value-type="float" office:value="0.00221" calcext:value-type="float">
            <text:p>0.00221</text:p>
          </table:table-cell>
          <table:table-cell office:value-type="float" office:value="0.08386" calcext:value-type="float">
            <text:p>0.08386</text:p>
          </table:table-cell>
          <table:table-cell office:value-type="float" office:value="0.07346" calcext:value-type="float">
            <text:p>0.07346</text:p>
          </table:table-cell>
          <table:table-cell office:value-type="float" office:value="0.09337" calcext:value-type="float">
            <text:p>0.09337</text:p>
          </table:table-cell>
          <table:table-cell office:value-type="float" office:value="0.00784" calcext:value-type="float">
            <text:p>0.00784</text:p>
          </table:table-cell>
          <table:table-cell office:value-type="float" office:value="75.15405" calcext:value-type="float">
            <text:p>75.15405</text:p>
          </table:table-cell>
          <table:table-cell office:value-type="float" office:value="90.91667" calcext:value-type="float">
            <text:p>90.91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office:value-type="float" office:value="0.02007" calcext:value-type="float">
            <text:p>0.02007</text:p>
          </table:table-cell>
          <table:table-cell office:value-type="float" office:value="0.01102" calcext:value-type="float">
            <text:p>0.01102</text:p>
          </table:table-cell>
          <table:table-cell office:value-type="float" office:value="0.30038" calcext:value-type="float">
            <text:p>0.30038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473227.0575" calcext:value-type="float">
            <text:p>473227.0575</text:p>
          </table:table-cell>
          <table:table-cell office:value-type="float" office:value="34.08968" calcext:value-type="float">
            <text:p>34.08968</text:p>
          </table:table-cell>
          <table:table-cell office:value-type="float" office:value="2314009.75" calcext:value-type="float">
            <text:p>2314009.75</text:p>
          </table:table-cell>
          <table:table-cell office:value-type="float" office:value="0.03572" calcext:value-type="float">
            <text:p>0.03572</text:p>
          </table:table-cell>
          <table:table-cell office:value-type="float" office:value="0.09359" calcext:value-type="float">
            <text:p>0.09359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45929" calcext:value-type="float">
            <text:p>0.45929</text:p>
          </table:table-cell>
          <table:table-cell office:value-type="float" office:value="0.04761" calcext:value-type="float">
            <text:p>0.04761</text:p>
          </table:table-cell>
          <table:table-cell office:value-type="float" office:value="115.19027" calcext:value-type="float">
            <text:p>115.19027</text:p>
          </table:table-cell>
          <table:table-cell office:value-type="float" office:value="93.33333" calcext:value-type="float">
            <text:p>93.333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table:number-columns-repeated="2" office:value-type="string" calcext:value-type="string">
            <text:p>AI</text:p>
          </table:table-cell>
          <table:table-cell office:value-type="float" office:value="0.01577" calcext:value-type="float">
            <text:p>0.01577</text:p>
          </table:table-cell>
          <table:table-cell office:value-type="float" office:value="0.00204" calcext:value-type="float">
            <text:p>0.00204</text:p>
          </table:table-cell>
          <table:table-cell office:value-type="float" office:value="0.03554" calcext:value-type="float">
            <text:p>0.03554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292756.77933" calcext:value-type="float">
            <text:p>2292756.77933</text:p>
          </table:table-cell>
          <table:table-cell office:value-type="float" office:value="20.80206" calcext:value-type="float">
            <text:p>20.80206</text:p>
          </table:table-cell>
          <table:table-cell office:value-type="float" office:value="12810991" calcext:value-type="float">
            <text:p>12810991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14739" calcext:value-type="float">
            <text:p>0.14739</text:p>
          </table:table-cell>
          <table:table-cell office:value-type="float" office:value="0.04492" calcext:value-type="float">
            <text:p>0.04492</text:p>
          </table:table-cell>
          <table:table-cell office:value-type="float" office:value="66.00128" calcext:value-type="float">
            <text:p>66.00128</text:p>
          </table:table-cell>
          <table:table-cell office:value-type="float" office:value="80.45833" calcext:value-type="float">
            <text:p>80.458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office:value-type="float" office:value="0.01447" calcext:value-type="float">
            <text:p>0.01447</text:p>
          </table:table-cell>
          <table:table-cell office:value-type="float" office:value="0.01123" calcext:value-type="float">
            <text:p>0.01123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230928.12826" calcext:value-type="float">
            <text:p>230928.12826</text:p>
          </table:table-cell>
          <table:table-cell office:value-type="float" office:value="95577.21094" calcext:value-type="float">
            <text:p>95577.21094</text:p>
          </table:table-cell>
          <table:table-cell office:value-type="float" office:value="513652.59375" calcext:value-type="float">
            <text:p>513652.59375</text:p>
          </table:table-cell>
          <table:table-cell office:value-type="float" office:value="0.00227" calcext:value-type="float">
            <text:p>0.0022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07416" calcext:value-type="float">
            <text:p>0.07416</text:p>
          </table:table-cell>
          <table:table-cell office:value-type="float" office:value="0.09652" calcext:value-type="float">
            <text:p>0.09652</text:p>
          </table:table-cell>
          <table:table-cell office:value-type="float" office:value="0.00798" calcext:value-type="float">
            <text:p>0.00798</text:p>
          </table:table-cell>
          <table:table-cell office:value-type="float" office:value="70.03224" calcext:value-type="float">
            <text:p>70.03224</text:p>
          </table:table-cell>
          <table:table-cell office:value-type="float" office:value="82.58333" calcext:value-type="float">
            <text:p>82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office:value-type="float" office:value="0.01557" calcext:value-type="float">
            <text:p>0.01557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3688" calcext:value-type="float">
            <text:p>0.03688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2321596.52542" calcext:value-type="float">
            <text:p>2321596.52542</text:p>
          </table:table-cell>
          <table:table-cell office:value-type="float" office:value="21.33337" calcext:value-type="float">
            <text:p>21.33337</text:p>
          </table:table-cell>
          <table:table-cell office:value-type="float" office:value="12959137" calcext:value-type="float">
            <text:p>12959137</text:p>
          </table:table-cell>
          <table:table-cell office:value-type="float" office:value="0.01115" calcext:value-type="float">
            <text:p>0.01115</text:p>
          </table:table-cell>
          <table:table-cell office:value-type="float" office:value="0.08213" calcext:value-type="float">
            <text:p>0.08213</text:p>
          </table:table-cell>
          <table:table-cell office:value-type="float" office:value="0.01285" calcext:value-type="float">
            <text:p>0.01285</text:p>
          </table:table-cell>
          <table:table-cell office:value-type="float" office:value="0.14888" calcext:value-type="float">
            <text:p>0.14888</text:p>
          </table:table-cell>
          <table:table-cell office:value-type="float" office:value="0.04342" calcext:value-type="float">
            <text:p>0.04342</text:p>
          </table:table-cell>
          <table:table-cell office:value-type="float" office:value="61.25727" calcext:value-type="float">
            <text:p>61.25727</text:p>
          </table:table-cell>
          <table:table-cell office:value-type="float" office:value="72.83333" calcext:value-type="float">
            <text:p>72.8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2" office:value-type="string" calcext:value-type="string">
            <text:p>AB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1219" calcext:value-type="float">
            <text:p>0.01219</text:p>
          </table:table-cell>
          <table:table-cell office:value-type="float" office:value="0.01763" calcext:value-type="float">
            <text:p>0.01763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302443.56055" calcext:value-type="float">
            <text:p>302443.56055</text:p>
          </table:table-cell>
          <table:table-cell office:value-type="float" office:value="114443.61719" calcext:value-type="float">
            <text:p>114443.61719</text:p>
          </table:table-cell>
          <table:table-cell office:value-type="float" office:value="633162.6875" calcext:value-type="float">
            <text:p>633162.6875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.0852" calcext:value-type="float">
            <text:p>0.0852</text:p>
          </table:table-cell>
          <table:table-cell office:value-type="float" office:value="0.07669" calcext:value-type="float">
            <text:p>0.07669</text:p>
          </table:table-cell>
          <table:table-cell office:value-type="float" office:value="0.09612" calcext:value-type="float">
            <text:p>0.09612</text:p>
          </table:table-cell>
          <table:table-cell office:value-type="float" office:value="0.00703" calcext:value-type="float">
            <text:p>0.00703</text:p>
          </table:table-cell>
          <table:table-cell office:value-type="float" office:value="73.59194" calcext:value-type="float">
            <text:p>73.59194</text:p>
          </table:table-cell>
          <table:table-cell office:value-type="float" office:value="89.08333" calcext:value-type="float">
            <text:p>89.0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B</text:p>
          </table:table-cell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684" calcext:value-type="float">
            <text:p>0.01684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267853.17513" calcext:value-type="float">
            <text:p>267853.17513</text:p>
          </table:table-cell>
          <table:table-cell office:value-type="float" office:value="105698.24219" calcext:value-type="float">
            <text:p>105698.24219</text:p>
          </table:table-cell>
          <table:table-cell office:value-type="float" office:value="581258.5" calcext:value-type="float">
            <text:p>581258.5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08359" calcext:value-type="float">
            <text:p>0.08359</text:p>
          </table:table-cell>
          <table:table-cell office:value-type="float" office:value="0.07639" calcext:value-type="float">
            <text:p>0.07639</text:p>
          </table:table-cell>
          <table:table-cell office:value-type="float" office:value="0.09366" calcext:value-type="float">
            <text:p>0.09366</text:p>
          </table:table-cell>
          <table:table-cell office:value-type="float" office:value="0.00677" calcext:value-type="float">
            <text:p>0.00677</text:p>
          </table:table-cell>
          <table:table-cell office:value-type="float" office:value="74.21641" calcext:value-type="float">
            <text:p>74.21641</text:p>
          </table:table-cell>
          <table:table-cell office:value-type="float" office:value="87.58333" calcext:value-type="float">
            <text:p>87.58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office:value-type="float" office:value="0.01515" calcext:value-type="float">
            <text:p>0.01515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5938" calcext:value-type="float">
            <text:p>0.05938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2598533.05646" calcext:value-type="float">
            <text:p>2598533.05646</text:p>
          </table:table-cell>
          <table:table-cell office:value-type="float" office:value="10.11905" calcext:value-type="float">
            <text:p>10.11905</text:p>
          </table:table-cell>
          <table:table-cell office:value-type="float" office:value="20929562" calcext:value-type="float">
            <text:p>20929562</text:p>
          </table:table-cell>
          <table:table-cell office:value-type="float" office:value="0.01145" calcext:value-type="float">
            <text:p>0.01145</text:p>
          </table:table-cell>
          <table:table-cell office:value-type="float" office:value="0.0797" calcext:value-type="float">
            <text:p>0.0797</text:p>
          </table:table-cell>
          <table:table-cell office:value-type="float" office:value="0.00574" calcext:value-type="float">
            <text:p>0.00574</text:p>
          </table:table-cell>
          <table:table-cell office:value-type="float" office:value="0.19767" calcext:value-type="float">
            <text:p>0.19767</text:p>
          </table:table-cell>
          <table:table-cell office:value-type="float" office:value="0.04313" calcext:value-type="float">
            <text:p>0.04313</text:p>
          </table:table-cell>
          <table:table-cell office:value-type="float" office:value="88.62376" calcext:value-type="float">
            <text:p>88.62376</text:p>
          </table:table-cell>
          <table:table-cell office:value-type="float" office:value="69.55747" calcext:value-type="float">
            <text:p>69.557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2" office:value-type="string" calcext:value-type="string">
            <text:p>AA</text:p>
          </table:table-cell>
          <table:table-cell office:value-type="float" office:value="0.01598" calcext:value-type="float">
            <text:p>0.01598</text:p>
          </table:table-cell>
          <table:table-cell office:value-type="float" office:value="0.00273" calcext:value-type="float">
            <text:p>0.00273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1" calcext:value-type="float">
            <text:p>0.011</text:p>
          </table:table-cell>
          <table:table-cell office:value-type="float" office:value="1956231.67877" calcext:value-type="float">
            <text:p>1956231.67877</text:p>
          </table:table-cell>
          <table:table-cell office:value-type="float" office:value="16.20924" calcext:value-type="float">
            <text:p>16.20924</text:p>
          </table:table-cell>
          <table:table-cell office:value-type="float" office:value="12473918" calcext:value-type="float">
            <text:p>12473918</text:p>
          </table:table-cell>
          <table:table-cell office:value-type="float" office:value="0.011" calcext:value-type="float">
            <text:p>0.011</text:p>
          </table:table-cell>
          <table:table-cell office:value-type="float" office:value="0.0829" calcext:value-type="float">
            <text:p>0.0829</text:p>
          </table:table-cell>
          <table:table-cell office:value-type="float" office:value="0.01517" calcext:value-type="float">
            <text:p>0.01517</text:p>
          </table:table-cell>
          <table:table-cell office:value-type="float" office:value="0.14829" calcext:value-type="float">
            <text:p>0.14829</text:p>
          </table:table-cell>
          <table:table-cell office:value-type="float" office:value="0.04408" calcext:value-type="float">
            <text:p>0.04408</text:p>
          </table:table-cell>
          <table:table-cell office:value-type="float" office:value="58.54241" calcext:value-type="float">
            <text:p>58.54241</text:p>
          </table:table-cell>
          <table:table-cell office:value-type="float" office:value="71.52083" calcext:value-type="float">
            <text:p>71.520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A</text:p>
          </table:table-cell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.00343" calcext:value-type="float">
            <text:p>0.00343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2324435.52903" calcext:value-type="float">
            <text:p>2324435.52903</text:p>
          </table:table-cell>
          <table:table-cell office:value-type="float" office:value="22.51718" calcext:value-type="float">
            <text:p>22.51718</text:p>
          </table:table-cell>
          <table:table-cell office:value-type="float" office:value="12147587" calcext:value-type="float">
            <text:p>12147587</text:p>
          </table:table-cell>
          <table:table-cell office:value-type="float" office:value="0.01093" calcext:value-type="float">
            <text:p>0.01093</text:p>
          </table:table-cell>
          <table:table-cell office:value-type="float" office:value="0.08276" calcext:value-type="float">
            <text:p>0.08276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706" calcext:value-type="float">
            <text:p>0.14706</text:p>
          </table:table-cell>
          <table:table-cell office:value-type="float" office:value="0.04362" calcext:value-type="float">
            <text:p>0.04362</text:p>
          </table:table-cell>
          <table:table-cell office:value-type="float" office:value="69.19463" calcext:value-type="float">
            <text:p>69.19463</text:p>
          </table:table-cell>
          <table:table-cell office:value-type="float" office:value="82.60417" calcext:value-type="float">
            <text:p>82.604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office:value-type="float" office:value="0.04683" calcext:value-type="float">
            <text:p>0.04683</text:p>
          </table:table-cell>
          <table:table-cell office:value-type="float" office:value="0.00062" calcext:value-type="float">
            <text:p>0.00062</text:p>
          </table:table-cell>
          <table:table-cell office:value-type="float" office:value="0.37697" calcext:value-type="float">
            <text:p>0.37697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678087.1098" calcext:value-type="float">
            <text:p>678087.1098</text:p>
          </table:table-cell>
          <table:table-cell office:value-type="float" office:value="10.41667" calcext:value-type="float">
            <text:p>10.41667</text:p>
          </table:table-cell>
          <table:table-cell office:value-type="float" office:value="18233310" calcext:value-type="float">
            <text:p>18233310</text:p>
          </table:table-cell>
          <table:table-cell office:value-type="float" office:value="0.09251" calcext:value-type="float">
            <text:p>0.09251</text:p>
          </table:table-cell>
          <table:table-cell office:value-type="float" office:value="0.12538" calcext:value-type="float">
            <text:p>0.1253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58148" calcext:value-type="float">
            <text:p>0.58148</text:p>
          </table:table-cell>
          <table:table-cell office:value-type="float" office:value="0.14236" calcext:value-type="float">
            <text:p>0.14236</text:p>
          </table:table-cell>
          <table:table-cell office:value-type="float" office:value="67.55729" calcext:value-type="float">
            <text:p>67.55729</text:p>
          </table:table-cell>
          <table:table-cell office:value-type="float" office:value="53.94684" calcext:value-type="float">
            <text:p>53.946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float" office:value="0.02" calcext:value-type="float">
            <text:p>0.02</text:p>
          </table:table-cell>
          <table:table-cell office:value-type="float" office:value="0.01063" calcext:value-type="float">
            <text:p>0.01063</text:p>
          </table:table-cell>
          <table:table-cell office:value-type="float" office:value="0.30964" calcext:value-type="float">
            <text:p>0.30964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469856.17723" calcext:value-type="float">
            <text:p>469856.17723</text:p>
          </table:table-cell>
          <table:table-cell office:value-type="float" office:value="34.3083" calcext:value-type="float">
            <text:p>34.3083</text:p>
          </table:table-cell>
          <table:table-cell office:value-type="float" office:value="2870210" calcext:value-type="float">
            <text:p>2870210</text:p>
          </table:table-cell>
          <table:table-cell office:value-type="float" office:value="0.03656" calcext:value-type="float">
            <text:p>0.03656</text:p>
          </table:table-cell>
          <table:table-cell office:value-type="float" office:value="0.09309" calcext:value-type="float">
            <text:p>0.09309</text:p>
          </table:table-cell>
          <table:table-cell office:value-type="float" office:value="0.06754" calcext:value-type="float">
            <text:p>0.06754</text:p>
          </table:table-cell>
          <table:table-cell office:value-type="float" office:value="0.46897" calcext:value-type="float">
            <text:p>0.46897</text:p>
          </table:table-cell>
          <table:table-cell office:value-type="float" office:value="0.0484" calcext:value-type="float">
            <text:p>0.0484</text:p>
          </table:table-cell>
          <table:table-cell office:value-type="float" office:value="116.73975" calcext:value-type="float">
            <text:p>116.73975</text:p>
          </table:table-cell>
          <table:table-cell office:value-type="float" office:value="95.11111" calcext:value-type="float">
            <text:p>95.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office:value-type="float" office:value="0.01434" calcext:value-type="float">
            <text:p>0.01434</text:p>
          </table:table-cell>
          <table:table-cell office:value-type="float" office:value="0.01207" calcext:value-type="float">
            <text:p>0.01207</text:p>
          </table:table-cell>
          <table:table-cell office:value-type="float" office:value="0.01745" calcext:value-type="float">
            <text:p>0.0174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222082.81706" calcext:value-type="float">
            <text:p>222082.81706</text:p>
          </table:table-cell>
          <table:table-cell office:value-type="float" office:value="57078.07812" calcext:value-type="float">
            <text:p>57078.07812</text:p>
          </table:table-cell>
          <table:table-cell office:value-type="float" office:value="494029.375" calcext:value-type="float">
            <text:p>494029.375</text:p>
          </table:table-cell>
          <table:table-cell office:value-type="float" office:value="0.00194" calcext:value-type="float">
            <text:p>0.00194</text:p>
          </table:table-cell>
          <table:table-cell office:value-type="float" office:value="0.08441" calcext:value-type="float">
            <text:p>0.08441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09475" calcext:value-type="float">
            <text:p>0.09475</text:p>
          </table:table-cell>
          <table:table-cell office:value-type="float" office:value="0.00683" calcext:value-type="float">
            <text:p>0.00683</text:p>
          </table:table-cell>
          <table:table-cell office:value-type="float" office:value="75.55912" calcext:value-type="float">
            <text:p>75.55912</text:p>
          </table:table-cell>
          <table:table-cell office:value-type="float" office:value="89.66667" calcext:value-type="float">
            <text:p>89.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08:49:48.609160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7:29:12.739901062</dc:date>
    <meta:editing-duration>PT6H18M28S</meta:editing-duration>
    <meta:editing-cycles>6</meta:editing-cycles>
    <meta:generator>LibreOffice/6.0.7.3$Linux_X86_64 LibreOffice_project/00m0$Build-3</meta:generator>
    <meta:document-statistic meta:table-count="5" meta:cell-count="100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554cm" svg:y="4.201cm" style:legend-expansion="high" chart:style-name="ch2"/>
        <chart:plot-area chart:style-name="ch3" table:cell-range-address="all_datastreams_all_locations.A2:all_datastreams_all_locations.A11 all_datastreams_all_locations.C1:all_datastreams_all_locations.C11" chart:data-source-has-labels="both" svg:x="0.32cm" svg:y="0.18cm" svg:width="12.914cm" svg:height="8.64cm">
          <chartooo:coordinate-region svg:x="1.603cm" svg:y="0.38cm" svg:width="11.631cm" svg:height="7.793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C2:all_datastreams_all_locations.C11" chart:label-cell-address="all_datastreams_all_locations.C1:all_datastreams_all_locations.C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all_locations.C1:all_datastreams_all_locatio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414">
                <text:p>0.01414</text:p>
                <draw:g>
                  <svg:desc>all_datastreams_all_locations.C2:all_datastreams_all_locations.C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394">
                <text:p>0.01394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427">
                <text:p>0.0142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428">
                <text:p>0.01428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423">
                <text:p>0.01423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447">
                <text:p>0.0144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453">
                <text:p>0.0145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408">
                <text:p>0.0140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434">
                <text:p>0.01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148cm" svg:height="6.065cm" xlink:href=".." xlink:type="simple" chart:class="chart:bar" chart:style-name="ch1">
        <chart:legend chart:legend-position="end" svg:x="9.7cm" svg:y="2.733cm" style:legend-expansion="high" chart:style-name="ch2"/>
        <chart:plot-area chart:style-name="ch3" table:cell-range-address="one_datastream_one_location.A2:one_datastream_one_location.A3 one_datastream_one_location.C1:one_datastream_one_location.C3" chart:data-source-has-labels="both" svg:x="0.242cm" svg:y="0.121cm" svg:width="9.216cm" svg:height="5.823cm">
          <chartooo:coordinate-region svg:x="1.34cm" svg:y="0.32cm" svg:width="8.118cm" svg:height="4.977cm"/>
          <chart:axis chart:dimension="x" chart:name="primary-x" chart:style-name="ch4" chartooo:axis-type="auto">
            <chartooo:date-scale/>
            <chart:categories table:cell-range-address="one_datastream_one_location.A2:one_datastream_one_location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one_location.C2:one_datastream_one_location.C3" chart:label-cell-address="one_datastream_one_location.C1:one_datastream_one_location.C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one_datastream_one_location.C1:one_datastream_one_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one_datastream_one_location.A2:one_datastream_one_location.A3</svg:desc>
                </draw:g>
              </table:table-cell>
              <table:table-cell office:value-type="float" office:value="0.01515">
                <text:p>0.01515</text:p>
                <draw:g>
                  <svg:desc>one_datastream_one_location.C2:one_datastream_one_location.C3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4683">
                <text:p>0.0468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53cm" svg:height="7.161cm" xlink:href=".." xlink:type="simple" chart:class="chart:bar" chart:style-name="ch1">
        <chart:legend chart:legend-position="end" svg:x="9.796cm" svg:y="3.281cm" style:legend-expansion="high" chart:style-name="ch2"/>
        <chart:plot-area chart:style-name="ch3" table:cell-range-address="one_datastream_one_location.A2:one_datastream_one_location.A3 one_datastream_one_location.D1:one_datastream_one_location.D3" chart:data-source-has-labels="both" svg:x="0.239cm" svg:y="0.143cm" svg:width="9.318cm" svg:height="6.875cm">
          <chartooo:coordinate-region svg:x="1.522cm" svg:y="0.342cm" svg:width="8.035cm" svg:height="6.029cm"/>
          <chart:axis chart:dimension="x" chart:name="primary-x" chart:style-name="ch4" chartooo:axis-type="auto">
            <chartooo:date-scale/>
            <chart:categories table:cell-range-address="one_datastream_one_location.A2:one_datastream_one_location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one_location.D2:one_datastream_one_location.D3" chart:label-cell-address="one_datastream_one_location.D1:one_datastream_one_location.D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one_datastream_one_location.D1:one_datastream_one_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</text:p>
                <draw:g>
                  <svg:desc>one_datastream_one_location.A2:one_datastream_one_location.A3</svg:desc>
                </draw:g>
              </table:table-cell>
              <table:table-cell office:value-type="float" office:value="0.0008">
                <text:p>0.0008</text:p>
                <draw:g>
                  <svg:desc>one_datastream_one_location.D2:one_datastream_one_location.D3</svg:desc>
                </draw:g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0062">
                <text:p>0.0006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845cm" svg:y="4.201cm" style:legend-expansion="high" chart:style-name="ch2"/>
        <chart:plot-area chart:style-name="ch3" table:cell-range-address="all_datastreams_all_locations.A2:all_datastreams_all_locations.A11 all_datastreams_all_locations.D1:all_datastreams_all_locations.D11" chart:data-source-has-labels="both" svg:x="0.32cm" svg:y="0.18cm" svg:width="13.205cm" svg:height="8.64cm">
          <chartooo:coordinate-region svg:x="1.603cm" svg:y="0.379cm" svg:width="11.922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D2:all_datastreams_all_locations.D11" chart:label-cell-address="all_datastreams_all_locations.D1:all_datastreams_all_locations.D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all_locations.D1:all_datastreams_all_loc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215">
                <text:p>0.01215</text:p>
                <draw:g>
                  <svg:desc>all_datastreams_all_locations.D2:all_datastreams_all_locations.D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155">
                <text:p>0.0115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11">
                <text:p>0.0111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131">
                <text:p>0.01131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064">
                <text:p>0.01064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125">
                <text:p>0.01125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123">
                <text:p>0.01123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219">
                <text:p>0.0121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21">
                <text:p>0.012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207">
                <text:p>0.01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9cm" xlink:href=".." xlink:type="simple" chart:class="chart:bar" chart:style-name="ch1">
        <chart:legend chart:legend-position="end" svg:x="13.739cm" svg:y="4.201cm" style:legend-expansion="high" chart:style-name="ch2"/>
        <chart:plot-area chart:style-name="ch3" table:cell-range-address="all_datastreams_all_locations.A2:all_datastreams_all_locations.A11 all_datastreams_all_locations.E1:all_datastreams_all_locations.E11" chart:data-source-has-labels="both" svg:x="0.32cm" svg:y="0.18cm" svg:width="13.099cm" svg:height="8.64cm">
          <chartooo:coordinate-region svg:x="1.603cm" svg:y="0.379cm" svg:width="11.816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E2:all_datastreams_all_locations.E11" chart:label-cell-address="all_datastreams_all_locations.E1:all_datastreams_all_locations.E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x_mse</text:p>
                <draw:g>
                  <svg:desc>all_datastreams_all_locations.E1:all_datastreams_all_location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1718">
                <text:p>0.01718</text:p>
                <draw:g>
                  <svg:desc>all_datastreams_all_locations.E2:all_datastreams_all_locations.E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1735">
                <text:p>0.01735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1737">
                <text:p>0.01737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1729">
                <text:p>0.0172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1801">
                <text:p>0.0180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1681">
                <text:p>0.0168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1763">
                <text:p>0.01763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684">
                <text:p>0.01684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1745">
                <text:p>0.0174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bar" chart:style-name="ch1">
        <chart:legend chart:legend-position="end" svg:x="13.538cm" svg:y="4.201cm" style:legend-expansion="high" chart:style-name="ch2"/>
        <chart:plot-area chart:style-name="ch3" table:cell-range-address="all_datastreams_all_locations.A2:all_datastreams_all_locations.A11 all_datastreams_all_locations.F1:all_datastreams_all_locations.F11" chart:data-source-has-labels="both" svg:x="0.319cm" svg:y="0.18cm" svg:width="12.9cm" svg:height="8.64cm">
          <chartooo:coordinate-region svg:x="1.602cm" svg:y="0.379cm" svg:width="11.617cm" svg:height="7.794cm"/>
          <chart:axis chart:dimension="x" chart:name="primary-x" chart:style-name="ch4" chartooo:axis-type="auto">
            <chartooo:date-scale/>
            <chart:categories table:cell-range-address="all_datastreams_all_locations.A2:all_datastreams_all_locations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all_locations.F2:all_datastreams_all_locations.F11" chart:label-cell-address="all_datastreams_all_locations.F1:all_datastreams_all_locations.F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dev_mse</text:p>
                <draw:g>
                  <svg:desc>all_datastreams_all_locations.F1:all_datastreams_all_location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J</text:p>
                <draw:g>
                  <svg:desc>all_datastreams_all_locations.A2:all_datastreams_all_locations.A11</svg:desc>
                </draw:g>
              </table:table-cell>
              <table:table-cell office:value-type="float" office:value="0.00175">
                <text:p>0.00175</text:p>
                <draw:g>
                  <svg:desc>all_datastreams_all_locations.F2:all_datastreams_all_locations.F11</svg:desc>
                </draw:g>
              </table:table-cell>
            </table:table-row>
            <table:table-row>
              <table:table-cell office:value-type="string">
                <text:p>AD</text:p>
              </table:table-cell>
              <table:table-cell office:value-type="float" office:value="0.00192">
                <text:p>0.00192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AG</text:p>
              </table:table-cell>
              <table:table-cell office:value-type="float" office:value="0.00213">
                <text:p>0.00213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0217">
                <text:p>0.0021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21">
                <text:p>0.0022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0227">
                <text:p>0.00227</text:p>
              </table:table-cell>
            </table:table-row>
            <table:table-row>
              <table:table-cell office:value-type="string">
                <text:p>AB</text:p>
              </table:table-cell>
              <table:table-cell office:value-type="float" office:value="0.00199">
                <text:p>0.0019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0181">
                <text:p>0.00181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0194">
                <text:p>0.001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25cm" svg:height="6.258cm" xlink:href=".." xlink:type="simple" chart:class="chart:bar" chart:style-name="ch1">
        <chart:legend chart:legend-position="end" svg:x="7.277cm" svg:y="2.83cm" style:legend-expansion="high" chart:style-name="ch2"/>
        <chart:plot-area chart:style-name="ch3" table:cell-range-address="all_datastreams_one_location.A2:all_datastreams_one_location.A6 all_datastreams_one_location.C1:all_datastreams_one_location.C6" chart:data-source-has-labels="both" svg:x="0.194cm" svg:y="0.125cm" svg:width="6.889cm" svg:height="6.008cm">
          <chartooo:coordinate-region svg:x="1.292cm" svg:y="0.324cm" svg:width="5.791cm" svg:height="5.162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C2:all_datastreams_one_location.C6" chart:label-cell-address="all_datastreams_one_location.C1:all_datastreams_one_location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all_datastreams_one_location.C1:all_datastreams_one_loca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991">
                <text:p>0.01991</text:p>
                <draw:g>
                  <svg:desc>all_datastreams_one_location.C2:all_datastreams_one_location.C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1474">
                <text:p>0.0147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392">
                <text:p>0.0139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2007">
                <text:p>0.02007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074cm" svg:height="5.452cm" xlink:href=".." xlink:type="simple" chart:class="chart:bar" chart:style-name="ch1">
        <chart:legend chart:legend-position="end" svg:x="6.917cm" svg:y="2.427cm" style:legend-expansion="high" chart:style-name="ch2"/>
        <chart:plot-area chart:style-name="ch3" table:cell-range-address="all_datastreams_one_location.A2:all_datastreams_one_location.A6 all_datastreams_one_location.D1:all_datastreams_one_location.D6" chart:data-source-has-labels="both" svg:x="0.181cm" svg:y="0.109cm" svg:width="6.555cm" svg:height="5.234cm">
          <chartooo:coordinate-region svg:x="1.279cm" svg:y="0.309cm" svg:width="5.457cm" svg:height="4.38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D2:all_datastreams_one_location.D6" chart:label-cell-address="all_datastreams_one_location.D1:all_datastreams_one_location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all_datastreams_one_location.D1:all_datastreams_one_loc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01009">
                <text:p>0.01009</text:p>
                <draw:g>
                  <svg:desc>all_datastreams_one_location.D2:all_datastreams_one_location.D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055">
                <text:p>0.0055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0554">
                <text:p>0.00554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1102">
                <text:p>0.01102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1063">
                <text:p>0.010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254cm" svg:height="5.565cm" xlink:href=".." xlink:type="simple" chart:class="chart:bar" chart:style-name="ch1">
        <chart:legend chart:legend-position="end" svg:x="6.991cm" svg:y="2.483cm" style:legend-expansion="high" chart:style-name="ch2"/>
        <chart:plot-area chart:style-name="ch3" table:cell-range-address="all_datastreams_one_location.A2:all_datastreams_one_location.A6 all_datastreams_one_location.E2:all_datastreams_one_location.E6" chart:data-source-has-labels="column" svg:x="0.185cm" svg:y="0.111cm" svg:width="6.621cm" svg:height="5.343cm">
          <chartooo:coordinate-region svg:x="1.097cm" svg:y="0.31cm" svg:width="5.709cm" svg:height="4.497cm"/>
          <chart:axis chart:dimension="x" chart:name="primary-x" chart:style-name="ch4" chartooo:axis-type="auto">
            <chartooo:date-scale/>
            <chart:categories table:cell-range-address="all_datastreams_one_location.A2:all_datastreams_one_location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_datastreams_one_location.E2:all_datastreams_one_location.E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V</text:p>
                <draw:g>
                  <svg:desc>all_datastreams_one_location.A2:all_datastreams_one_location.A6</svg:desc>
                </draw:g>
              </table:table-cell>
              <table:table-cell office:value-type="float" office:value="0.29269">
                <text:p>0.29269</text:p>
                <draw:g>
                  <svg:desc>all_datastreams_one_location.E2:all_datastreams_one_location.E6</svg:desc>
                </draw:g>
              </table:table-cell>
            </table:table-row>
            <table:table-row>
              <table:table-cell office:value-type="string">
                <text:p>AF</text:p>
              </table:table-cell>
              <table:table-cell office:value-type="float" office:value="0.02732">
                <text:p>0.02732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2053">
                <text:p>0.02053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30038">
                <text:p>0.30038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30964">
                <text:p>0.309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72cm" svg:height="4.597cm" xlink:href=".." xlink:type="simple" chart:class="chart:bar" chart:style-name="ch1">
        <chart:legend chart:legend-position="end" svg:x="7.424cm" svg:y="1.999cm" style:legend-expansion="high" chart:style-name="ch2"/>
        <chart:plot-area chart:style-name="ch3" table:cell-range-address="one_datastream_all_locations.A2:one_datastream_all_locations.A6 one_datastream_all_locations.C1:one_datastream_all_locations.C6" chart:data-source-has-labels="both" svg:x="0.197cm" svg:y="0.091cm" svg:width="7.03cm" svg:height="4.415cm">
          <chartooo:coordinate-region svg:x="1.48cm" svg:y="0.29cm" svg:width="5.747cm" svg:height="3.569cm"/>
          <chart:axis chart:dimension="x" chart:name="primary-x" chart:style-name="ch4" chartooo:axis-type="auto">
            <chartooo:date-scale/>
            <chart:categories table:cell-range-address="one_datastream_all_locations.A2:one_datastream_all_location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all_locations.C2:one_datastream_all_locations.C6" chart:label-cell-address="one_datastream_all_locations.C1:one_datastream_all_locations.C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_mse</text:p>
                <draw:g>
                  <svg:desc>one_datastream_all_locations.C1:one_datastream_all_location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</text:p>
                <draw:g>
                  <svg:desc>one_datastream_all_locations.A2:one_datastream_all_locations.A6</svg:desc>
                </draw:g>
              </table:table-cell>
              <table:table-cell office:value-type="float" office:value="0.01567">
                <text:p>0.01567</text:p>
                <draw:g>
                  <svg:desc>one_datastream_all_locations.C2:one_datastream_all_locations.C6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0.01577">
                <text:p>0.01577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1557">
                <text:p>0.01557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1598">
                <text:p>0.01598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575">
                <text:p>0.015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888cm" svg:height="5.34cm" xlink:href=".." xlink:type="simple" chart:class="chart:bar" chart:style-name="ch1">
        <chart:legend chart:legend-position="end" svg:x="7.731cm" svg:y="2.371cm" style:legend-expansion="high" chart:style-name="ch2"/>
        <chart:plot-area chart:style-name="ch3" table:cell-range-address="one_datastream_all_locations.A2:one_datastream_all_locations.A6 one_datastream_all_locations.D1:one_datastream_all_locations.D6" chart:data-source-has-labels="both" svg:x="0.197cm" svg:y="0.106cm" svg:width="7.337cm" svg:height="5.128cm">
          <chartooo:coordinate-region svg:x="1.48cm" svg:y="0.305cm" svg:width="6.054cm" svg:height="4.282cm"/>
          <chart:axis chart:dimension="x" chart:name="primary-x" chart:style-name="ch4" chartooo:axis-type="auto">
            <chartooo:date-scale/>
            <chart:categories table:cell-range-address="one_datastream_all_locations.A2:one_datastream_all_locations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one_datastream_all_locations.D2:one_datastream_all_locations.D6" chart:label-cell-address="one_datastream_all_locations.D1:one_datastream_all_locations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_mse</text:p>
                <draw:g>
                  <svg:desc>one_datastream_all_locations.D1:one_datastream_all_locatio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Q</text:p>
                <draw:g>
                  <svg:desc>one_datastream_all_locations.A2:one_datastream_all_locations.A6</svg:desc>
                </draw:g>
              </table:table-cell>
              <table:table-cell office:value-type="float" office:value="0.00207">
                <text:p>0.00207</text:p>
                <draw:g>
                  <svg:desc>one_datastream_all_locations.D2:one_datastream_all_locations.D6</svg:desc>
                </draw:g>
              </table:table-cell>
            </table:table-row>
            <table:table-row>
              <table:table-cell office:value-type="string">
                <text:p>AI</text:p>
              </table:table-cell>
              <table:table-cell office:value-type="float" office:value="0.00204">
                <text:p>0.00204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0246">
                <text:p>0.00246</text:p>
              </table:table-cell>
            </table:table-row>
            <table:table-row>
              <table:table-cell office:value-type="string">
                <text:p>AA</text:p>
              </table:table-cell>
              <table:table-cell office:value-type="float" office:value="0.00273">
                <text:p>0.00273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343">
                <text:p>0.003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